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FreeSerif" fo:font-size="14pt" officeooo:rsid="001588e1" officeooo:paragraph-rsid="001588e1"/>
    </style:style>
    <style:style style:name="P2" style:family="paragraph" style:parent-style-name="Standard">
      <style:paragraph-properties fo:line-height="100%"/>
      <style:text-properties fo:font-size="20pt" officeooo:rsid="001588e1" officeooo:paragraph-rsid="001588e1"/>
    </style:style>
    <style:style style:name="P3" style:family="paragraph" style:parent-style-name="Standard">
      <style:paragraph-properties fo:line-height="100%"/>
      <style:text-properties fo:font-size="15pt" officeooo:rsid="001588e1" officeooo:paragraph-rsid="001588e1" style:font-size-asian="15pt" style:font-size-complex="15pt"/>
    </style:style>
    <style:style style:name="P4" style:family="paragraph" style:parent-style-name="Standard">
      <style:paragraph-properties fo:line-height="100%"/>
      <style:text-properties officeooo:paragraph-rsid="001588e1"/>
    </style:style>
    <style:style style:name="P5" style:family="paragraph" style:parent-style-name="Standard">
      <style:paragraph-properties fo:line-height="100%"/>
      <style:text-properties fo:color="#0000cc" fo:font-weight="bold" officeooo:rsid="00173ae0" officeooo:paragraph-rsid="00173ae0" style:font-weight-asian="bold" style:font-weight-complex="bold"/>
    </style:style>
    <style:style style:name="P6" style:family="paragraph" style:parent-style-name="Standard">
      <style:paragraph-properties fo:margin-top="0.201cm" fo:margin-bottom="0.201cm" loext:contextual-spacing="false" fo:line-height="100%"/>
      <style:text-properties fo:font-size="15pt" officeooo:rsid="001588e1" officeooo:paragraph-rsid="001672d1" style:font-size-asian="15pt" style:font-size-complex="15pt"/>
    </style:style>
    <style:style style:name="P7" style:family="paragraph" style:parent-style-name="Standard">
      <style:paragraph-properties fo:margin-top="0.101cm" fo:margin-bottom="0.101cm" loext:contextual-spacing="false" fo:line-height="100%"/>
      <style:text-properties fo:font-size="20pt" officeooo:rsid="001588e1" officeooo:paragraph-rsid="001588e1"/>
    </style:style>
    <style:style style:name="P8" style:family="paragraph" style:parent-style-name="Heading_20_1">
      <style:paragraph-properties fo:line-height="100%" fo:text-align="center" style:justify-single-word="false"/>
      <style:text-properties fo:color="#007826" style:font-name="Century Schoolbook L" style:text-underline-style="solid" style:text-underline-width="auto" style:text-underline-color="font-color" officeooo:rsid="001588e1" officeooo:paragraph-rsid="001588e1"/>
    </style:style>
    <style:style style:name="P9" style:family="paragraph" style:parent-style-name="Heading_20_1">
      <style:paragraph-properties fo:line-height="100%" fo:text-align="center" style:justify-single-word="false"/>
      <style:text-properties fo:color="#ff0000" style:font-name="Century Schoolbook L"/>
    </style:style>
    <style:style style:name="T1" style:family="text">
      <style:text-properties fo:font-variant="normal" fo:text-transform="none" fo:color="#000000" style:font-name="Century Schoolbook 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style:font-name="Century Schoolbook L" fo:letter-spacing="normal" fo:font-style="normal" style:text-underline-style="none" fo:font-weight="normal" officeooo:rsid="000d1a26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font-name="Century Schoolbook L" fo:letter-spacing="normal" fo:font-style="normal" style:text-underline-style="none" fo:font-weight="normal" officeooo:rsid="001672d1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font-name="Century Schoolbook 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variant="normal" fo:text-transform="none" fo:color="#000000" style:font-name="Century Schoolbook L" fo:font-size="15pt" fo:letter-spacing="normal" fo:font-style="normal" style:text-underline-style="none" fo:font-weight="normal" officeooo:rsid="001588e1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variant="normal" fo:text-transform="none" fo:color="#000000" style:font-name="Century Schoolbook L" fo:font-size="15pt" fo:letter-spacing="normal" fo:font-style="normal" style:text-underline-style="none" fo:font-weight="normal" officeooo:rsid="001672d1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font-name="Century Schoolbook L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8" style:family="text">
      <style:text-properties fo:font-variant="normal" fo:text-transform="none" fo:color="#000000" style:font-name="Century Schoolbook L" fo:font-size="15pt" fo:letter-spacing="normal" fo:font-style="normal" style:text-underline-style="none" style:font-size-asian="15pt" style:font-style-asian="normal" style:font-size-complex="15pt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Century Schoolbook L" fo:font-size="15pt" fo:letter-spacing="normal" fo:font-style="normal" style:text-underline-style="none" fo:font-weight="normal" style:text-blinking="false" fo:background-color="#ffffff" loext:char-shading-value="0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Century Schoolbook L" fo:font-size="15pt" fo:letter-spacing="normal" fo:font-style="normal" style:text-underline-style="none" fo:font-weight="bold" style:text-blinking="false" fo:background-color="#ffffff" loext:char-shading-value="0" style:font-size-asian="15pt" style:font-style-asian="normal" style:font-weight-asian="bold" style:font-size-complex="15pt" style:font-style-complex="normal" style:font-weight-complex="bold"/>
    </style:style>
    <style:style style:name="T11" style:family="text">
      <style:text-properties fo:font-variant="normal" fo:text-transform="none" fo:color="#000000" style:text-position="0% 100%" style:font-name="Century Schoolbook 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variant="normal" fo:text-transform="none" style:font-name="Century Schoolbook L" fo:font-size="15pt" fo:letter-spacing="normal" fo:font-style="normal" style:text-underline-style="none" style:font-size-asian="15pt" style:font-style-asian="normal" style:font-size-complex="15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Assignment-1</text:h>
      <text:h text:style-name="P9" text:outline-level="1">What is DNS? What are DNS Servers?</text:h>
      <text:p text:style-name="P1"/>
      <text:p text:style-name="P2"><text:s/><text:tab/><text:span text:style-name="T4">The </text:span><text:span text:style-name="T7">Domain Name System</text:span><text:span text:style-name="T4"> (</text:span><text:span text:style-name="T7">DNS</text:span><text:span text:style-name="T4">) i</text:span><text:span text:style-name="T11">s </text:span><text:span text:style-name="T4">a hierarchical decentralized naming system for computers, services, or other resources connected to the Internet or a private network. It associates various information with domain names assigned to each of the participating entities.</text:span></text:p>
      <text:p text:style-name="P6"><text:span text:style-name="T1"><text:tab/>When </text:span><text:span text:style-name="T2">we</text:span><text:span text:style-name="T1"> enter a URL into our Web browser, our DNS server uses its resources to resolve the name into the IP address for the appropriate Web server. Every time </text:span><text:span text:style-name="T3">we</text:span><text:span text:style-name="T1"> use a domain name, a DNS service must translate the name into the corresponding IP address.</text:span></text:p>
      <text:p text:style-name="P7"><text:span text:style-name="T4"><text:tab/>The Internet maintains two principal </text:span><text:a xlink:type="simple" xlink:href="https://en.wikipedia.org/wiki/Namespace" text:style-name="Internet_20_link" text:visited-style-name="Visited_20_Internet_20_Link"><text:span text:style-name="T9">namespaces</text:span></text:a><text:span text:style-name="T4">, the </text:span><text:span text:style-name="T7">domain name hierarchy</text:span><text:span text:style-name="T4"> and the </text:span><text:a xlink:type="simple" xlink:href="https://en.wikipedia.org/wiki/Internet_Protocol" text:style-name="Internet_20_link" text:visited-style-name="Visited_20_Internet_20_Link"><text:span text:style-name="T10">Internet Protocol</text:span></text:a><text:span text:style-name="T4"> (IP) </text:span><text:a xlink:type="simple" xlink:href="https://en.wikipedia.org/wiki/Address_space" text:style-name="Internet_20_link" text:visited-style-name="Visited_20_Internet_20_Link"><text:span text:style-name="T9">address spaces</text:span></text:a><text:span text:style-name="T4">. The Domain Name System maintains the domain name hierarchy and provides translation services between it and the address spaces. Internet </text:span><text:a xlink:type="simple" xlink:href="https://en.wikipedia.org/wiki/Name_server" text:style-name="Internet_20_link" text:visited-style-name="Visited_20_Internet_20_Link"><text:span text:style-name="T9">name servers</text:span></text:a><text:span text:style-name="T4"> and a communication </text:span><text:a xlink:type="simple" xlink:href="https://en.wikipedia.org/wiki/Network_protocol" text:style-name="Internet_20_link" text:visited-style-name="Visited_20_Internet_20_Link"><text:span text:style-name="T9">protocol</text:span></text:a><text:span text:style-name="T4"> implement the Domain Name System. A DNS name server is a server that stores the DNS records for a domain; a DNS name server responds with answers to queries against its database.</text:span></text:p>
      <text:p text:style-name="P3"><text:span text:style-name="T1"><text:tab/>A domain, such as example.org , is registered and IP addresses need to be assigned to hostnames under it. An IP address block requires reverse DNS entries ( IP to hostname). A backup or second name server, called a slave, will reply to queries.</text:span></text:p>
      <text:p text:style-name="P4"><text:span text:style-name="T5"><text:tab/></text:span><text:span text:style-name="T4">For example, the domain name </text:span><text:span text:style-name="T6">www.example.com</text:span><text:span text:style-name="T9"> </text:span><text:span text:style-name="T4">translates to the addresses 93.184.216.119 (</text:span><text:a xlink:type="simple" xlink:href="https://en.wikipedia.org/wiki/IPv4" text:style-name="Internet_20_link" text:visited-style-name="Visited_20_Internet_20_Link"><text:span text:style-name="T9">IPv4</text:span></text:a><text:span text:style-name="T4">) and 2606:2800:220:6d:26bf:1447:1097:aa7 (</text:span><text:a xlink:type="simple" xlink:href="https://en.wikipedia.org/wiki/IPv6" text:style-name="Internet_20_link" text:visited-style-name="Visited_20_Internet_20_Link"><text:span text:style-name="T9">Ipv6</text:span></text:a><text:span text:style-name="T4">).</text:span></text:p>
      <text:p text:style-name="P4"><text:span text:style-name="T4"/></text:p>
      <text:p text:style-name="P5"><text:span text:style-name="T12"/></text:p>
      <text:p text:style-name="P5"><text:span text:style-name="T12">By:</text:span></text:p>
      <text:p text:style-name="P5"><text:span text:style-name="T12">SURAJ V</text:span></text:p>
      <text:p text:style-name="P5"><text:span text:style-name="T12">16IT24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02:28:54.352733089</meta:creation-date>
    <dc:date>2017-06-09T01:27:06.893481154</dc:date>
    <meta:editing-duration>PT8M4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232" meta:character-count="1453" meta:non-whitespace-character-count="1225"/>
  </office:meta>
</office:document-meta>
</file>